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1694e8"/>
    </style:style>
    <style:style style:name="P2" style:family="paragraph" style:parent-style-name="Standard">
      <style:text-properties officeooo:rsid="001694e8" officeooo:paragraph-rsid="001694e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2">Mesh testés :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AR PL UMing HK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fr" fo:country="FR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 PL UMing HK" style:font-family-asian="'AR PL UMing HK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enry Lefevre</meta:initial-creator>
    <meta:creation-date>2016-01-05T11:55:36.195050539</meta:creation-date>
    <dc:date>2016-01-05T12:00:21.121638793</dc:date>
    <dc:creator>Henry Lefevre</dc:creator>
    <meta:editing-duration>P0D</meta:editing-duration>
    <meta:editing-cycles>1</meta:editing-cycles>
    <meta:document-statistic meta:table-count="0" meta:image-count="0" meta:object-count="0" meta:page-count="1" meta:paragraph-count="1" meta:word-count="3" meta:character-count="13" meta:non-whitespace-character-count="11"/>
    <meta:generator>LibreOffice/4.2.8.2$Linux_X86_64 LibreOffice_project/420$Build-2</meta:generator>
  </office:meta>
</office:document-meta>
</file>